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JsonEncoder.KotlinSerializationJsonEncoder( Json 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JsonEncoder.KotlinSerializationJson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